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960" officeooo:paragraph-rsid="0017c960"/>
    </style:style>
    <style:style style:name="P2" style:family="paragraph" style:parent-style-name="Standard">
      <style:text-properties officeooo:rsid="0017c960" officeooo:paragraph-rsid="0017c960"/>
    </style:style>
    <style:style style:name="T1" style:family="text">
      <style:text-properties officeooo:rsid="0019f321"/>
    </style:style>
    <style:style style:name="T2" style:family="text">
      <style:text-properties officeooo:rsid="001a617b"/>
    </style:style>
    <style:style style:name="T3" style:family="text">
      <style:text-properties officeooo:rsid="001dacee"/>
    </style:style>
    <style:style style:name="T4" style:family="text">
      <style:text-properties officeooo:rsid="001ff5f5"/>
    </style:style>
    <style:style style:name="T5" style:family="text">
      <style:text-properties officeooo:rsid="0022c6b9"/>
    </style:style>
    <style:style style:name="T6" style:family="text">
      <style:text-properties officeooo:rsid="00250b0f"/>
    </style:style>
    <style:style style:name="T7" style:family="text">
      <style:text-properties officeooo:rsid="00266b73"/>
    </style:style>
    <style:style style:name="T8" style:family="text">
      <style:text-properties officeooo:rsid="002893ac"/>
    </style:style>
    <style:style style:name="T9" style:family="text">
      <style:text-properties officeooo:rsid="002be7c2"/>
    </style:style>
    <style:style style:name="T10" style:family="text">
      <style:text-properties officeooo:rsid="002ca243"/>
    </style:style>
    <style:style style:name="T11" style:family="text">
      <style:text-properties officeooo:rsid="002d6661"/>
    </style:style>
    <style:style style:name="T12" style:family="text">
      <style:text-properties officeooo:rsid="002e59ff"/>
    </style:style>
    <style:style style:name="T13" style:family="text">
      <style:text-properties officeooo:rsid="002ec2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learning websites:</text:p>
      <text:p text:style-name="P1"/>
      <text:p text:style-name="P1"><text:a xlink:type="simple" xlink:href="https://dmitripavlutin.com/access-object-properties-javascript/" text:style-name="Internet_20_link" text:visited-style-name="Visited_20_Internet_20_Link">https://dmitripavlutin.com/access-object-properties-javascript/</text:a> <text:s/>- <text:span text:style-name="T1">different ways to access object</text:span></text:p>
      <text:p text:style-name="P1"/>
      <text:p text:style-name="P1"><text:a xlink:type="simple" xlink:href="https://javascript.plainenglish.io/4-practical-use-cases-for-iifes-in-javascript-6481dcb0ba7d" text:style-name="Internet_20_link" text:visited-style-name="Visited_20_Internet_20_Link">https://javascript.plainenglish.io/4-practical-use-cases-for-iifes-in-javascript-6481dcb0ba7d</text:a> – <text:span text:style-name="T2">IIFE use cases</text:span></text:p>
      <text:p text:style-name="P1"><text:a xlink:type="simple" xlink:href="https://developer.mozilla.org/en-US/docs/Web/JavaScript/" text:style-name="Internet_20_link" text:visited-style-name="Visited_20_Internet_20_Link">https://developer.mozilla.org/en-US/docs/Web/JavaScript/</text:a> </text:p>
      <text:p text:style-name="P1"/>
      <text:p text:style-name="P1"><text:a xlink:type="simple" xlink:href="https://time2hack.com/different-ways-to-create-arrays-in-javascript/" text:style-name="Internet_20_link" text:visited-style-name="Visited_20_Internet_20_Link">https://time2hack.com/different-ways-to-create-arrays-in-javascript/</text:a> - <text:span text:style-name="T3">Array creation</text:span></text:p>
      <text:p text:style-name="P1"/>
      <text:p text:style-name="P1"><text:a xlink:type="simple" xlink:href="https://www.freecodecamp.org/news/the-javascript-array-handbook/" text:style-name="Internet_20_link" text:visited-style-name="Visited_20_Internet_20_Link">https://www.freecodecamp.org/news/the-javascript-array-handbook/</text:a> - <text:span text:style-name="T4">Array methods</text:span></text:p>
      <text:p text:style-name="P1"/>
      <text:p text:style-name="P1"><text:a xlink:type="simple" xlink:href="https://dev.to/tasnimreza/7-practical-use-cases-of-javascript-array-from-4083" text:style-name="Internet_20_link" text:visited-style-name="Visited_20_Internet_20_Link">https://dev.to/tasnimreza/7-practical-use-cases-of-javascript-array-from-4083</text:a> – <text:span text:style-name="T5">Array.from() use cases</text:span></text:p>
      <text:p text:style-name="P1"/>
      <text:p text:style-name="P1"><text:a xlink:type="simple" xlink:href="https://flaviocopes.com/javascript-event-loop/" text:style-name="Internet_20_link" text:visited-style-name="Visited_20_Internet_20_Link">https://flaviocopes.com/javascript-event-loop/</text:a> - <text:span text:style-name="T6">event loop</text:span></text:p>
      <text:p text:style-name="P1"/>
      <text:p text:style-name="P1"><text:a xlink:type="simple" xlink:href="https://www.educative.io/edpresso/what-is-an-event-loop-in-javascript" text:style-name="Internet_20_link" text:visited-style-name="Visited_20_Internet_20_Link">https://www.educative.io/edpresso/what-is-an-event-loop-in-javascript</text:a> – <text:span text:style-name="T6">event loop</text:span></text:p>
      <text:p text:style-name="P1"/>
      <text:p text:style-name="P1"><text:a xlink:type="simple" xlink:href="https://maximorlov.com/synchronous-vs-asynchronous-callbacks/" text:style-name="Internet_20_link" text:visited-style-name="Visited_20_Internet_20_Link">https://maximorlov.com/synchronous-vs-asynchronous-callbacks/</text:a> - <text:span text:style-name="T7">Synchronous vs asynchronous callbacks</text:span></text:p>
      <text:p text:style-name="P1"/>
      <text:p text:style-name="P1"><text:a xlink:type="simple" xlink:href="https://stackabuse.com/validate-email-addresses-with-regular-expressions-in-javascript/" text:style-name="Internet_20_link" text:visited-style-name="Visited_20_Internet_20_Link">https://stackabuse.com/validate-email-addresses-with-regular-expressions-in-javascript/</text:a> - <text:span text:style-name="T8">email validations</text:span></text:p>
      <text:p text:style-name="P1"/>
      <text:p text:style-name="P1"><text:a xlink:type="simple" xlink:href="https://css-tricks.com/css-modules-part-1-need/" text:style-name="Internet_20_link" text:visited-style-name="Visited_20_Internet_20_Link">https://css-tricks.com/css-modules-part-1-need/</text:a> - <text:span text:style-name="T9">why the need for name.module.css</text:span></text:p>
      <text:p text:style-name="P1"/>
      <text:p text:style-name="P1"><text:a xlink:type="simple" xlink:href="https://react-icons.github.io/react-icons/search?q=star" text:style-name="Internet_20_link" text:visited-style-name="Visited_20_Internet_20_Link">https://react-icons.github.io/react-icons/search?q=star</text:a> – <text:span text:style-name="T10">icons</text:span></text:p>
      <text:p text:style-name="P1"/>
      <text:p text:style-name="P1"><text:a xlink:type="simple" xlink:href="https://ant.design/components/menu/" text:style-name="Internet_20_link" text:visited-style-name="Visited_20_Internet_20_Link">https://ant.design/components/menu/</text:a> - <text:span text:style-name="T11">attributes in antd</text:span></text:p>
      <text:p text:style-name="P1"/>
      <text:p text:style-name="P1"><text:a xlink:type="simple" xlink:href="https://css-tricks.com/perfect-full-page-background-image/" text:style-name="Internet_20_link" text:visited-style-name="Visited_20_Internet_20_Link">https://css-tricks.com/perfect-full-page-background-image/</text:a> - <text:span text:style-name="T12">css background image</text:span></text:p>
      <text:p text:style-name="P1"/>
      <text:p text:style-name="P1"><text:a xlink:type="simple" xlink:href="https://developer.mozilla.org/en-US/docs/Learn/CSS/Building_blocks/Selectors/Pseudo-classes_and_pseudo-elements" text:style-name="Internet_20_link" text:visited-style-name="Visited_20_Internet_20_Link">https://developer.mozilla.org/en-US/docs/Learn/CSS/Building_blocks/Selectors/Pseudo-classes_and_pseudo-elements</text:a> – <text:span text:style-name="T13">Pseudo classes and pseudo elements in css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6:59.425374819</meta:creation-date>
    <dc:date>2022-03-11T13:34:57.693030158</dc:date>
    <meta:editing-duration>PT13H23M8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71" meta:character-count="1339" meta:non-whitespace-character-count="1277"/>
  </office:meta>
</office:document-meta>
</file>